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teralJGCacheFactory.createCache( AuxiliaryCacheAttributes iaca , ICompositeCacheManager cacheMg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LateralJGCacheFactory.createListener( LateralCacheAttributes lac , ICompositeCacheManager cacheMg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